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style:font-name="MS Gothic" style:font-name-asian="MS Gothic" style:font-name-complex="MS Gothic"/>
    </style:style>
    <style:style style:name="T3" style:parent-style-name="DefaultParagraphFont" style:family="text">
      <style:text-properties style:font-name="Aptos" style:font-name-complex="Aptos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Aptos" style:font-name-complex="Aptos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Aptos" style:font-name-complex="Aptos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Aptos" style:font-name-complex="Aptos"/>
    </style:style>
    <style:style style:name="T10" style:parent-style-name="DefaultParagraphFont" style:family="text">
      <style:text-properties style:font-name="MS Gothic" style:font-name-asian="MS Gothic" style:font-name-complex="MS Gothic"/>
    </style:style>
    <style:style style:name="T11" style:parent-style-name="DefaultParagraphFont" style:family="text">
      <style:text-properties style:font-name="Aptos" style:font-name-complex="Aptos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="Aptos" style:font-name-complex="Aptos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ject Structure</text:p>
      <text:p text:style-name="Normal"/>
      <text:p text:style-name="Normal">LibraryManagement/</text:p>
      <text:p text:style-name="Normal"><text:span text:style-name="T2">├</text:span><text:span text:style-name="T3">──</text:span><text:s/>pom.xml</text:p>
      <text:p text:style-name="Normal"><text:span text:style-name="T4">├</text:span><text:span text:style-name="T5">──</text:span><text:s/>src/</text:p>
      <text:p text:style-name="Normal">│ <text:s text:c="2"/><text:span text:style-name="T6">├</text:span><text:span text:style-name="T7">──</text:span><text:s/>main/</text:p>
      <text:p text:style-name="Normal">│ <text:s text:c="2"/>│ <text:s text:c="2"/><text:span text:style-name="T8">├</text:span><text:span text:style-name="T9">──</text:span><text:s/>java/</text:p>
      <text:p text:style-name="Normal">│ <text:s text:c="2"/>│ <text:s text:c="2"/>│ <text:s text:c="2"/>└── com/</text:p>
      <text:p text:style-name="Normal">│ <text:s text:c="2"/>│ <text:s text:c="2"/>│ <text:s text:c="6"/>└── library/</text:p>
      <text:p text:style-name="Normal">│ <text:s text:c="2"/>│ <text:s text:c="2"/>│ <text:s text:c="10"/><text:span text:style-name="T10">├</text:span><text:span text:style-name="T11">──</text:span><text:s/>main/</text:p>
      <text:p text:style-name="Normal">│ <text:s text:c="2"/>│ <text:s text:c="2"/>│ <text:s text:c="10"/>│ <text:s text:c="2"/>└── MainApp.java</text:p>
      <text:p text:style-name="Normal">│ <text:s text:c="2"/>│ <text:s text:c="2"/>│ <text:s text:c="10"/><text:span text:style-name="T12">├</text:span><text:span text:style-name="T13">──</text:span><text:s/>repository/</text:p>
      <text:p text:style-name="Normal">│ <text:s text:c="2"/>│ <text:s text:c="2"/>│ <text:s text:c="10"/>│ <text:s text:c="2"/>└── BookRepository.java</text:p>
      <text:p text:style-name="Normal">│ <text:s text:c="2"/>│ <text:s text:c="2"/>│ <text:s text:c="10"/>└── service/</text:p>
      <text:p text:style-name="Normal">│ <text:s text:c="2"/>│ <text:s text:c="2"/>│ <text:s text:c="14"/>└── BookService.java</text:p>
      <text:p text:style-name="Normal">│ <text:s text:c="2"/>│ <text:s text:c="2"/>└── resources/</text:p>
      <text:p text:style-name="Normal">│ <text:s text:c="2"/>│ <text:s text:c="6"/>└── applicationContext.xml</text:p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14"><text:s/>1. pom.xml</text:p>
      <text:p text:style-name="Normal">xml</text:p>
      <text:p text:style-name="Normal">&lt;project xmlns="http://maven.apache.org/POM/4.0.0"</text:p>
      <text:p text:style-name="Normal"><text:s text:c="9"/>xmlns:xsi="http://www.w3.org/2001/XMLSchema-instance"</text:p>
      <text:p text:style-name="Normal"><text:s text:c="9"/>xsi:schemaLocation="http://maven.apache.org/POM/4.0.0</text:p>
      <text:p text:style-name="Normal"><text:s text:c="29"/>http://maven.apache.org/xsd/maven-4.0.0.xsd"&gt;</text:p>
      <text:p text:style-name="Normal"/>
      <text:p text:style-name="Normal"><text:s text:c="4"/>&lt;modelVersion&gt;4.0.0&lt;/modelVersion&gt;</text:p>
      <text:p text:style-name="Normal"><text:s text:c="4"/>&lt;groupId&gt;com.library&lt;/groupId&gt;</text:p>
      <text:p text:style-name="Normal"><text:s text:c="4"/>&lt;artifactId&gt;LibraryManagement&lt;/artifactId&gt;</text:p>
      <text:soft-page-break/>
      <text:p text:style-name="Normal"><text:s text:c="4"/>&lt;version&gt;1.0-SNAPSHOT&lt;/version&gt;</text:p>
      <text:p text:style-name="Normal"/>
      <text:p text:style-name="Normal"><text:s text:c="4"/>&lt;properties&gt;</text:p>
      <text:p text:style-name="Normal"><text:s text:c="8"/>&lt;maven.compiler.source&gt;1.8&lt;/maven.compiler.source&gt;</text:p>
      <text:p text:style-name="Normal"><text:s text:c="8"/>&lt;maven.compiler.target&gt;1.8&lt;/maven.compiler.target&gt;</text:p>
      <text:p text:style-name="Normal"><text:s text:c="8"/>&lt;project.build.sourceEncoding&gt;UTF-8&lt;/project.build.sourceEncoding&gt;</text:p>
      <text:p text:style-name="Normal"><text:s text:c="4"/>&lt;/properties&gt;</text:p>
      <text:p text:style-name="Normal"/>
      <text:p text:style-name="Normal"><text:s text:c="4"/>&lt;dependencies&gt;</text:p>
      <text:p text:style-name="Normal"><text:s text:c="8"/>&lt;!-- Spring Core Context --&gt;</text:p>
      <text:p text:style-name="Normal"><text:s text:c="8"/>&lt;dependency&gt;</text:p>
      <text:p text:style-name="Normal"><text:s text:c="12"/>&lt;groupId&gt;org.springframework&lt;/groupId&gt;</text:p>
      <text:p text:style-name="Normal"><text:s text:c="12"/>&lt;artifactId&gt;spring-context&lt;/artifactId&gt;</text:p>
      <text:p text:style-name="Normal"><text:s text:c="12"/>&lt;version&gt;5.3.34&lt;/version&gt;</text:p>
      <text:p text:style-name="Normal"><text:s text:c="8"/>&lt;/dependency&gt;</text:p>
      <text:p text:style-name="Normal"><text:s text:c="4"/>&lt;/dependencies&gt;</text:p>
      <text:p text:style-name="Normal"/>
      <text:p text:style-name="Normal">&lt;/project&gt;</text:p>
      <text:p text:style-name="Normal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15"><text:s/>2. applicationContext.xml</text:p>
      <text:p text:style-name="Normal"><text:span text:style-name="T16">Path</text:span>: src/main/resources/applicationContext.xml</text:p>
      <text:p text:style-name="Normal">xml</text:p>
      <text:p text:style-name="Normal">&lt;?xml version="1.0" encoding="UTF-8"?&gt;</text:p>
      <text:p text:style-name="Normal">&lt;beans xmlns="http://www.springframework.org/schema/beans"</text:p>
      <text:p text:style-name="Normal"><text:s text:c="7"/>xmlns:xsi="http://www.w3.org/2001/XMLSchema-instance"</text:p>
      <text:p text:style-name="Normal"><text:s text:c="7"/>xsi:schemaLocation="</text:p>
      <text:p text:style-name="Normal"><text:s text:c="11"/>http://www.springframework.org/schema/beans<text:s/></text:p>
      <text:p text:style-name="Normal"><text:s text:c="11"/>http://www.springframework.org/schema/beans/spring-beans.xsd"&gt;</text:p>
      <text:p text:style-name="Normal"/>
      <text:p text:style-name="Normal"><text:s text:c="4"/>&lt;!-- BookRepository Bean --&gt;</text:p>
      <text:p text:style-name="Normal"><text:s text:c="4"/>&lt;bean id="bookRepository" class="com.library.repository.BookRepository"/&gt;</text:p>
      <text:p text:style-name="Normal"/>
      <text:p text:style-name="Normal"><text:s text:c="4"/>&lt;!-- BookService Bean with Setter Injection --&gt;</text:p>
      <text:p text:style-name="Normal"><text:s text:c="4"/>&lt;bean id="bookService" class="com.library.service.BookService"&gt;</text:p>
      <text:p text:style-name="Normal"><text:s text:c="8"/>&lt;property name="bookRepository" ref="bookRepository"/&gt;</text:p>
      <text:p text:style-name="Normal"><text:s text:c="4"/>&lt;/bean&gt;</text:p>
      <text:p text:style-name="Normal"/>
      <text:p text:style-name="Normal">&lt;/beans&gt;</text:p>
      <text:p text:style-name="Normal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17"><text:s/>3. BookRepository.java</text:p>
      <text:p text:style-name="Normal"><text:span text:style-name="T18">Path</text:span>: src/main/java/com/library/repository/BookRepository.java</text:p>
      <text:p text:style-name="Normal">java</text:p>
      <text:p text:style-name="Normal"/>
      <text:p text:style-name="Normal">package com.library.repository;</text:p>
      <text:p text:style-name="Normal"/>
      <text:p text:style-name="Normal">public class BookRepository {</text:p>
      <text:p text:style-name="Normal"><text:s text:c="4"/>public void saveBook(String bookName) {</text:p>
      <text:p text:style-name="Normal"><text:s text:c="8"/>System.out.println("Book '" + bookName + "' saved to database.")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19"><text:s/>4. BookService.java</text:p>
      <text:p text:style-name="Normal"><text:span text:style-name="T20">Path</text:span>: src/main/java/com/library/service/BookService.java</text:p>
      <text:p text:style-name="Normal">Java</text:p>
      <text:p text:style-name="Normal"/>
      <text:p text:style-name="Normal">package com.library.service;</text:p>
      <text:p text:style-name="Normal"/>
      <text:p text:style-name="Normal">import com.library.repository.BookRepository;</text:p>
      <text:p text:style-name="Normal"/>
      <text:p text:style-name="Normal">public class BookService {</text:p>
      <text:p text:style-name="Normal"/>
      <text:p text:style-name="Normal"><text:s text:c="4"/>private BookRepository bookRepository;</text:p>
      <text:p text:style-name="Normal"/>
      <text:p text:style-name="Normal"><text:s text:c="4"/>// Setter for Dependency Injection</text:p>
      <text:p text:style-name="Normal"><text:s text:c="4"/>public void setBookRepository(BookRepository bookRepository) {</text:p>
      <text:p text:style-name="Normal"><text:s text:c="8"/>this.bookRepository = bookRepository;</text:p>
      <text:p text:style-name="Normal"><text:s text:c="4"/>}</text:p>
      <text:p text:style-name="Normal"/>
      <text:p text:style-name="Normal"><text:s text:c="4"/>public void addBook(String bookName) {</text:p>
      <text:p text:style-name="Normal"><text:s text:c="8"/>System.out.println("Adding book: " + bookName);</text:p>
      <text:p text:style-name="Normal"><text:s text:c="8"/>bookRepository.saveBook(bookName)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21"><text:s/>5. MainApp.java</text:p>
      <text:p text:style-name="Normal"><text:span text:style-name="T22">Path</text:span>: src/main/java/com/library/main/MainApp.java</text:p>
      <text:p text:style-name="Normal">java</text:p>
      <text:p text:style-name="Normal"/>
      <text:p text:style-name="Normal">package com.library.main;</text:p>
      <text:p text:style-name="Normal"/>
      <text:p text:style-name="Normal">import com.library.service.BookService;</text:p>
      <text:p text:style-name="Normal">import org.springframework.context.ApplicationContext;</text:p>
      <text:p text:style-name="Normal">import org.springframework.context.support.ClassPathXmlApplicationContext;</text:p>
      <text:p text:style-name="Normal"/>
      <text:soft-page-break/>
      <text:p text:style-name="Normal">public class MainApp {</text:p>
      <text:p text:style-name="Normal"><text:s text:c="4"/>public static void main(String[] args) {</text:p>
      <text:p text:style-name="Normal"><text:s text:c="8"/>// Load Spring ApplicationContext from XML</text:p>
      <text:p text:style-name="Normal"><text:s text:c="8"/>ApplicationContext context = new ClassPathXmlApplicationContext("applicationContext.xml");</text:p>
      <text:p text:style-name="Normal"/>
      <text:p text:style-name="Normal"><text:s text:c="8"/>// Get BookService Bean</text:p>
      <text:p text:style-name="Normal"><text:s text:c="8"/>BookService bookService = context.getBean("bookService", BookService.class);</text:p>
      <text:p text:style-name="Normal"/>
      <text:p text:style-name="Normal"><text:s text:c="8"/>// Use the Service</text:p>
      <text:p text:style-name="Normal"><text:s text:c="8"/>bookService.addBook("The Alchemist")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04T04:26:00Z</meta:creation-date>
    <dc:date>2025-07-04T04:31:00Z</dc:date>
    <meta:template xlink:href="Normal.dotm" xlink:type="simple"/>
    <meta:editing-cycles>2</meta:editing-cycles>
    <meta:editing-duration>PT300S</meta:editing-duration>
    <meta:document-statistic meta:page-count="5" meta:paragraph-count="7" meta:word-count="537" meta:character-count="3597" meta:row-count="25" meta:non-whitespace-character-count="3067"/>
  </office:meta>
</office:document-meta>
</file>